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880000003D374B5E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text-shadow="1pt 1pt"/>
    </style:style>
    <style:style style:name="T1" style:family="text">
      <style:text-properties fo:font-family="FreeSerif" style:font-family-generic="roman" style:font-pitch="variable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18cm" svg:height="10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10cm" svg:x="0.2cm" svg:y="10.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7.6cm" svg:height="3.97cm" svg:x="5.2cm" svg:y="13.2cm">
          <draw:image xlink:href="Pictures/10000000000000880000003D374B5EA2.png" xlink:type="simple" xlink:show="embed" xlink:actuate="onLoad">
            <text:p/>
          </draw:image>
        </draw:frame>
        <draw:custom-shape draw:style-name="gr1" draw:text-style-name="P1" draw:layer="layout" svg:width="17.6cm" svg:height="7.8cm" svg:x="0.4cm" svg:y="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6cm" svg:height="1.2cm" svg:x="0.4cm" svg:y="8.8cm">
          <text:p text:style-name="P2"><text:span text:style-name="T1"><text:s/></text:span><text:span text:style-name="T1">ESTA TARJETA NO TIENE NINGÚN VALOR COMERCI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auser </meta:initial-creator>
    <meta:creation-date>2015-02-21T21:31:59</meta:creation-date>
    <dc:date>2015-02-21T22:08:18</dc:date>
    <dc:creator>krauser </dc:creator>
    <meta:editing-duration>PT5M55S</meta:editing-duration>
    <meta:editing-cycles>1</meta:editing-cycles>
    <meta:document-statistic meta:object-count="28"/>
    <meta:generator>LibreOffice/3.5$Linux_X86_64 LibreOffice_project/350m1$Build-2</meta:generator>
  </office:meta>
</office:document-meta>
</file>